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6.608cm" fo:min-width="11.311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929cm"/>
    </style:style>
    <style:style style:name="gr3" style:family="graphic" style:parent-style-name="standard">
      <style:graphic-properties draw:fill-color="#f9a870" draw:textarea-horizontal-align="justify" draw:textarea-vertical-align="middle" draw:auto-grow-height="false" fo:min-height="0.512cm" fo:min-width="2.929cm"/>
    </style:style>
    <style:style style:name="gr4" style:family="graphic" style:parent-style-name="standard">
      <style:graphic-properties svg:stroke-color="#00b274"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322cm" fo:min-width="11.311cm"/>
    </style:style>
    <style:style style:name="gr7" style:family="graphic" style:parent-style-name="standard">
      <style:graphic-properties svg:stroke-color="#00b6bd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11cm" svg:height="6.858cm" svg:x="1cm" svg:y="0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9cm" svg:height="0.762cm" svg:x="5.191cm" svg:y="6.18cm">
          <text:p text:style-name="P2">Rout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0.762cm" svg:x="1.889cm" svg:y="3.894cm"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0.762cm" svg:x="8.493cm" svg:y="3.894cm"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0.762cm" svg:x="6.334cm" svg:y="1.481cm">
          <text:p text:style-name="P2">Proces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556cm" svg:y1="4.656cm" svg:x2="5.826cm" svg:y2="6.18cm">
          <text:p/>
        </draw:line>
        <draw:line draw:style-name="gr4" draw:text-style-name="P2" draw:layer="layout" svg:x1="8.112cm" svg:y1="6.18cm" svg:x2="9.382cm" svg:y2="4.656cm">
          <text:p/>
        </draw:line>
        <draw:line draw:style-name="gr4" draw:text-style-name="P2" draw:layer="layout" svg:x1="9.382cm" svg:y1="2.243cm" svg:x2="9.382cm" svg:y2="3.894cm">
          <text:p/>
        </draw:line>
        <draw:line draw:style-name="gr4" draw:text-style-name="P2" draw:layer="layout" svg:x1="6.842cm" svg:y1="2.243cm" svg:x2="6.842cm" svg:y2="6.18cm">
          <text:p/>
        </draw:line>
        <draw:frame draw:style-name="gr5" draw:text-style-name="P4" draw:layer="layout" svg:width="2.894cm" svg:height="0.962cm" svg:x="1.054cm" svg:y="1.027cm">
          <draw:text-box>
            <text:p>Machine</text:p>
          </draw:text-box>
        </draw:frame>
        <draw:custom-shape draw:style-name="gr6" draw:text-style-name="P1" draw:layer="layout" svg:width="11.811cm" svg:height="4.572cm" svg:x="1cm" svg:y="8.21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894cm" svg:height="0.962cm" svg:x="1.054cm" svg:y="8.293cm">
          <draw:text-box>
            <text:p>Machine</text:p>
          </draw:text-box>
        </draw:frame>
        <draw:custom-shape draw:style-name="gr2" draw:text-style-name="P2" draw:layer="layout" svg:width="3.429cm" svg:height="0.762cm" svg:x="5.191cm" svg:y="9.101cm">
          <text:p text:style-name="P2">Router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6.842cm" svg:y1="6.942cm" svg:x2="6.842cm" svg:y2="9.101cm">
          <text:p/>
        </draw:line>
        <draw:custom-shape draw:style-name="gr3" draw:text-style-name="P3" draw:layer="layout" svg:width="3.429cm" svg:height="0.762cm" svg:x="1.889cm" svg:y="11.487cm"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9cm" svg:height="0.762cm" svg:x="8.493cm" svg:y="11.487cm">
          <text:p text:style-name="P2">Proces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826cm" svg:y1="9.863cm" svg:x2="4.683cm" svg:y2="11.514cm">
          <text:p/>
        </draw:line>
        <draw:line draw:style-name="gr4" draw:text-style-name="P2" draw:layer="layout" svg:x1="8.112cm" svg:y1="9.863cm" svg:x2="9.128cm" svg:y2="11.514cm">
          <text:p/>
        </draw:line>
        <draw:line draw:style-name="gr7" draw:text-style-name="P2" draw:layer="layout" svg:x1="11.16cm" svg:y1="4.656cm" svg:x2="11.16cm" svg:y2="11.514cm">
          <text:p/>
        </draw:line>
        <draw:frame draw:style-name="gr5" draw:text-style-name="P5" draw:layer="layout" svg:width="1.869cm" svg:height="0.725cm" svg:x="9.409cm" svg:y="6.852cm">
          <draw:text-box>
            <text:p><text:span text:style-name="T1">TCP/IP</text:span></text:p>
          </draw:text-box>
        </draw:frame>
        <draw:frame draw:style-name="gr5" draw:text-style-name="P5" draw:layer="layout" svg:width="3.025cm" svg:height="0.725cm" svg:x="2.293cm" svg:y="5.164cm">
          <draw:text-box>
            <text:p><text:span text:style-name="T1">UNIX domain</text:span></text:p>
          </draw:text-box>
        </draw:frame>
        <draw:frame draw:style-name="gr5" draw:text-style-name="P5" draw:layer="layout" svg:width="1.869cm" svg:height="0.725cm" svg:x="6.878cm" svg:y="8.212cm">
          <draw:text-box>
            <text:p><text:span text:style-name="T1">TCP/IP</text:span></text:p>
          </draw:text-box>
        </draw:frame>
        <draw:frame draw:style-name="gr5" draw:text-style-name="P5" draw:layer="layout" svg:width="3.025cm" svg:height="0.725cm" svg:x="2.37cm" svg:y="10.117cm">
          <draw:text-box>
            <text:p><text:span text:style-name="T1">UNIX dom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716cm" fo:page-height="13.7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20:32:55.671741419</meta:creation-date>
    <dc:date>2018-10-15T23:56:24.119209173</dc:date>
    <meta:editing-duration>PT3H23M24S</meta:editing-duration>
    <meta:editing-cycles>10</meta:editing-cycles>
    <meta:generator>LibreOffice/6.0.6.2$Linux_X86_64 LibreOffice_project/00m0$Build-2</meta:generator>
    <meta:document-statistic meta:object-count="23"/>
  </office:meta>
</office:document-meta>
</file>